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61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9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Results on Test Data</text:p>
          </table:table-cell>
          <table:table-cell office:value-type="string" calcext:value-type="string">
            <text:p>test set siz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yper params</text:p>
          </table:table-cell>
          <table:table-cell table:number-columns-repeated="3"/>
          <table:table-cell office:value-type="string" calcext:value-type="string">
            <text:p>SGD, lr = 0.001, decay <text:s/>= 1e-6, momentum = 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ming Loss:</text:p>
          </table:table-cell>
          <table:table-cell/>
          <table:table-cell office:value-type="float" office:value="0.065" calcext:value-type="float">
            <text:p>0.0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4" calcext:value-type="float">
            <text:p>0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32" calcext:value-type="float">
            <text:p>0.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" calcext:value-type="float">
            <text:p>0.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3" calcext:value-type="float">
            <text:p>0.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7" calcext:value-type="float">
            <text:p>0.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 office:value-type="float" office:value="0.657" calcext:value-type="float">
            <text:p>0.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545" calcext:value-type="float">
            <text:p>0.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ition:</text:p>
          </table:table-cell>
          <table:table-cell office:value-type="float" office:value="15" calcext:value-type="float">
            <text:p>15</text:p>
          </table:table-cell>
          <table:table-cell office:value-type="float" office:value="0.696" calcext:value-type="float">
            <text:p>0.696</text:p>
          </table:table-cell>
          <table:table-cell office:value-type="float" office:value="0.552" calcext:value-type="float">
            <text:p>0.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38" calcext:value-type="float">
            <text:p>0.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3" calcext:value-type="float">
            <text:p>0.59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cro-f1 score: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0.717" calcext:value-type="float">
            <text:p>0.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ro-f1 score: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0.669" calcext:value-type="float">
            <text:p>0.66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406" calcext:value-type="float">
            <text:p>0.406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4:16:27.927372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5:08.507282019</meta:creation-date>
    <dc:date>2018-07-13T14:17:47.630428109</dc:date>
    <meta:editing-duration>PT1H19M59S</meta:editing-duration>
    <meta:editing-cycles>3</meta:editing-cycles>
    <meta:generator>LibreOffice/6.0.3.2$Linux_X86_64 LibreOffice_project/00m0$Build-2</meta:generator>
    <meta:document-statistic meta:table-count="1" meta:cell-count="60" meta:object-count="0"/>
  </office:meta>
</office:document-meta>
</file>